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2-26_10-57-29_000.jpg</text:p>
          </table:table-cell>
          <table:table-cell table:style-name="ce2" office:value-type="string">
            <text:p>-*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2-26_02-53-47_001.jpg</text:p>
          </table:table-cell>
          <table:table-cell table:style-name="ce2" office:value-type="string">
            <text:p>-*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2-25_23-45-44_000.jpg</text:p>
          </table:table-cell>
          <table:table-cell table:style-name="ce2" office:value-type="string">
            <text:p>-*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02-25_23-20-47_005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2-25_23-20-47_004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2-25_23-20-47_003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02-25_23-20-47_002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2-25_23-20-29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7-02-25_23-20-15_000.jpg</text:p>
          </table:table-cell>
          <table:table-cell office:value-type="string">
            <text:p>:m 記録 / 身体　左太もも　内側 / アトピー / 状況　夜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02-25_23-20-03_000.jpg</text:p>
          </table:table-cell>
          <table:table-cell office:value-type="string">
            <text:p>:m 記録 / 身体　おへそ周り / アトピー / 状況　夜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7-02-25_19-45-25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7-02-25_18-21-42_000.jpg</text:p>
          </table:table-cell>
          <table:table-cell office:value-type="string">
            <text:p>:m 電気工事士２種 / 2#1 2*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7-02-25_18-21-23_000.jpg</text:p>
          </table:table-cell>
          <table:table-cell office:value-type="string">
            <text:p>:m 電気工事士２種 / 2#1 1*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7-02-25_17-49-39_000.jpg</text:p>
          </table:table-cell>
          <table:table-cell table:style-name="ce2" office:value-type="string">
            <text:p>-*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7-02-25_16-33-56_000.jpg</text:p>
          </table:table-cell>
          <table:table-cell table:style-name="ce2" office:value-type="string">
            <text:p>-*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2017-02-25_09-41-05_000.jpg</text:p>
          </table:table-cell>
          <table:table-cell table:style-name="ce4" office:value-type="string">
            <text:p>:PHOTO 面白いもの / @能満寺バス停近く / 道路舗装工事 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2017-02-25_09-41-02_000.jpg</text:p>
          </table:table-cell>
          <table:table-cell table:style-name="ce4" office:value-type="string">
            <text:p>:PHOTO 面白いもの / @能満寺バス停近く / 道路舗装工事 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2017-02-25_09-41-00_000.jpg</text:p>
          </table:table-cell>
          <table:table-cell table:style-name="ce4" office:value-type="string">
            <text:p>:PHOTO 面白いもの / @能満寺バス停近く / 道路舗装工事 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017-02-25_09-22-36_000.jpg</text:p>
          </table:table-cell>
          <table:table-cell table:style-name="ce2" office:value-type="string">
            <text:p>-*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2017-02-25_08-52-03_000.jpg</text:p>
          </table:table-cell>
          <table:table-cell table:style-name="ce2" office:value-type="string">
            <text:p>-*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2017-02-25_08-02-17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2017-02-24_23-33-31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2017-02-24_23-33-04_008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2017-02-24_23-33-04_007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2017-02-24_23-33-04_006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2017-02-24_23-33-04_005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2017-02-24_20-59-27_000.jpg</text:p>
          </table:table-cell>
          <table:table-cell table:style-name="ce2" office:value-type="string">
            <text:p>-*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2017-02-24_19-57-47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2017-02-24_19-18-36_000.jpg</text:p>
          </table:table-cell>
          <table:table-cell office:value-type="string">
            <text:p>:m other / 血圧　測定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2017-02-24_18-36-20_000.jpg</text:p>
          </table:table-cell>
          <table:table-cell table:style-name="ce2" office:value-type="string">
            <text:p>-*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2017-02-24_18-22-51_000.jpg</text:p>
          </table:table-cell>
          <table:table-cell office:value-type="string">
            <text:p>:m music / log / kb / done / N+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2017-02-24_17-22-47_000.jpg</text:p>
          </table:table-cell>
          <table:table-cell office:value-type="string">
            <text:p>:m 電気工事士２種 / 1#1 1*1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2017-02-24_15-03-12_000.jpg</text:p>
          </table:table-cell>
          <table:table-cell office:value-type="string">
            <text:p>:m 家電エンジニア / 16#1 1*1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2017-02-24_13-59-50_000.jpg</text:p>
          </table:table-cell>
          <table:table-cell table:style-name="ce2" office:value-type="string">
            <text:p>-*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2017-02-24_13-50-07_000.jpg</text:p>
          </table:table-cell>
          <table:table-cell table:style-name="ce2" office:value-type="string">
            <text:p>-*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2017-02-24_12-49-28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2017-02-24_11-51-04_004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2017-02-24_11-51-04_003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2017-02-24_11-51-04_002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2017-02-24_11-51-04_001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2017-02-24_11-51-04_000.jpg</text:p>
          </table:table-cell>
          <table:table-cell office:value-type="string">
            <text:p>:m 記録 / 身体　顔　ヒフ / アトピー / 状況　朝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2017/02/26</text:date>, <text:time>13:10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6T13:10:24.74</dc:date>
    <dc:creator>岩淵 謙</dc:creator>
    <meta:generator>OpenOffice/4.1.3$Win32 OpenOffice.org_project/413m1$Build-9783</meta:generator>
    <meta:editing-duration>PT1H58M18S</meta:editing-duration>
    <meta:editing-cycles>11</meta:editing-cycles>
    <meta:document-statistic meta:table-count="1" meta:cell-count="126" meta:object-count="0"/>
  </office:meta>
</office:document-meta>
</file>